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131.81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82.26pt"/>
    </style:style>
    <style:style style:name="co11" style:family="table-column">
      <style:table-column-properties fo:break-before="auto" style:column-width="56.41pt"/>
    </style:style>
    <style:style style:name="co12" style:family="table-column">
      <style:table-column-properties fo:break-before="auto" style:column-width="67.35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171.01pt"/>
    </style:style>
    <style:style style:name="co16" style:family="table-column">
      <style:table-column-properties fo:break-before="auto" style:column-width="58.9pt"/>
    </style:style>
    <style:style style:name="co17" style:family="table-column">
      <style:table-column-properties fo:break-before="auto" style:column-width="92.61pt"/>
    </style:style>
    <style:style style:name="co18" style:family="table-column">
      <style:table-column-properties fo:break-before="auto" style:column-width="174.44pt"/>
    </style:style>
    <style:style style:name="co19" style:family="table-column">
      <style:table-column-properties fo:break-before="auto" style:column-width="219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3.8pt" fo:break-before="auto" style:use-optimal-row-height="true"/>
    </style:style>
    <style:style style:name="ro7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>
      <style:table-cell-properties fo:background-color="#9933ff" style:text-align-source="fix" style:repeat-content="false"/>
      <style:paragraph-properties fo:text-align="center" fo:margin-left="0pt"/>
      <style:text-properties fo:color="#ffffff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ext-properties style:font-name="Liberation Sans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funding_calculator.B21"/>
    </style:style>
    <style:style style:name="ce36" style:family="table-cell" style:parent-style-name="Default" style:data-style-name="N104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4.B21"/>
    </style:style>
    <style:style style:name="ce38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5.B21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Sheet6.B21"/>
    </style:style>
  </office:automatic-styles>
  <office:body>
    <office:spreadsheet>
      <table:calculation-settings table:automatic-find-labels="fals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5" table:number-rows-spanned="1">
            <text:p>twoolhead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Metal frame 3 shelf, fastenerless. 24”x48”x36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sal</text:p>
          </table:table-cell>
          <table:table-cell table:formula="of:=70*3/5*0.85" office:value-type="currency" office:currency="USD" office:value="35.7" calcext:value-type="currency">
            <text:p>$35.70</text:p>
          </table:table-cell>
          <table:table-cell table:style-name="ce4" table:formula="of:=[.D6]*[.B6]" office:value-type="currency" office:currency="USD" office:value="35.7" calcext:value-type="currency">
            <text:p>$35.7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neycomb cardboard, 24”x48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8" calcext:value-type="currency">
            <text:p>$8.00</text:p>
          </table:table-cell>
          <table:table-cell table:style-name="ce4" table:formula="of:=[.D7]*[.B7]" office:value-type="currency" office:currency="USD" office:value="24" calcext:value-type="currency">
            <text:p>$24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rugated plastic pallet liner, 24x48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cmaster </text:p>
          </table:table-cell>
          <table:table-cell table:formula="of:=9.56*0.75" office:value-type="currency" office:currency="USD" office:value="7.17" calcext:value-type="currency">
            <text:p>$7.17</text:p>
          </table:table-cell>
          <table:table-cell table:style-name="ce4" table:formula="of:=[.D8]*[.B8]" office:value-type="currency" office:currency="USD" office:value="28.68" calcext:value-type="currency">
            <text:p>$28.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acrylic, 24x48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master </text:p>
          </table:table-cell>
          <table:table-cell table:formula="of:=33.08/2.5" office:value-type="currency" office:currency="USD" office:value="13.232" calcext:value-type="currency">
            <text:p>$13.23</text:p>
          </table:table-cell>
          <table:table-cell table:style-name="ce4" table:formula="of:=[.D9]*[.B9]" office:value-type="currency" office:currency="USD" office:value="26.464" calcext:value-type="currency">
            <text:p>$26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5" calcext:value-type="currency">
            <text:p>$5.00</text:p>
          </table:table-cell>
          <table:table-cell table:style-name="ce4" table:formula="of:=[.D10]*[.B10]" office:value-type="currency" office:currency="USD" office:value="5" calcext:value-type="currency">
            <text:p>$5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wer strip</text:p>
          </table:table-cell>
          <table:table-cell office:value-type="float" office:value="1" calcext:value-type="float">
            <text:p>1</text:p>
          </table:table-cell>
          <table:table-cell/>
          <table:table-cell table:formula="of:=25*0" office:value-type="currency" office:currency="USD" office:value="0" calcext:value-type="currency">
            <text:p>$0.00</text:p>
          </table:table-cell>
          <table:table-cell table:style-name="ce4" table:formula="of:=[.D11]*[.B11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moke detector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5" calcext:value-type="currency">
            <text:p>$15.00</text:p>
          </table:table-cell>
          <table:table-cell table:style-name="ce4" table:formula="of:=[.D12]*[.B12]" office:value-type="currency" office:currency="USD" office:value="15" calcext:value-type="currency">
            <text:p>$15.00</text:p>
          </table:table-cell>
          <table:table-cell table:number-columns-repeated="1017"/>
        </table:table-row>
        <table:table-row table:style-name="ro1" table:number-rows-repeated="2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32])" office:value-type="currency" office:currency="USD" office:value="134.844" calcext:value-type="currency">
            <text:p>$134.84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4]+['printed parts'.D18]" office:value-type="currency" office:currency="USD" office:value="179.369829975309" calcext:value-type="currency">
            <text:p>$179.37</text:p>
          </table:table-cell>
          <table:table-cell table:style-name="ce3" table:number-columns-repeated="1017"/>
        </table:table-row>
        <table:table-row table:style-name="ro1" table:number-rows-repeated="104853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inted parts" table:style-name="ta1"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8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3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9" office:value-type="string" calcext:value-type="string">
            <text:p>Nozzle Size</text:p>
          </table:table-cell>
          <table:table-cell table:style-name="ce9" table:number-columns-repeated="1007"/>
        </table:table-row>
        <table:table-row table:style-name="ro4">
          <table:table-cell table:style-name="ce10" table:number-columns-repeated="12"/>
          <table:table-cell table:style-name="ce23" office:value-type="string" calcext:value-type="string">
            <text:p>0.5mm</text:p>
          </table:table-cell>
          <table:table-cell table:style-name="ce25" office:value-type="string" calcext:value-type="string">
            <text:p>0.8mm</text:p>
          </table:table-cell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slider guider</text:p>
          </table:table-cell>
          <table:table-cell table:formula="of:=([.E4]/1000)*[.$B$15]+([.G4]/60)*([.$B$12]+[.$B$13]+[.$B$14])+([.I4]/60)*[.$B$11]" office:value-type="currency" office:currency="USD" office:value="1.45532722222222" calcext:value-type="currency">
            <text:p>$1.46</text:p>
          </table:table-cell>
          <table:table-cell table:style-name="ce4" table:formula="of:=[.B4]*[.D4]" office:value-type="currency" office:currency="USD" office:value="29.1065444444444" calcext:value-type="currency">
            <text:p>$29.11</text:p>
          </table:table-cell>
          <table:table-cell office:value-type="float" office:value="20" calcext:value-type="float">
            <text:p>20</text:p>
          </table:table-cell>
          <table:table-cell table:formula="of:=45/2" office:value-type="float" office:value="22.5" calcext:value-type="float">
            <text:p>22.5</text:p>
          </table:table-cell>
          <table:table-cell table:formula="of:=[.E4]*[.D4]" office:value-type="float" office:value="450" calcext:value-type="float">
            <text:p>450</text:p>
          </table:table-cell>
          <table:table-cell table:formula="of:=55/4" office:value-type="float" office:value="13.75" calcext:value-type="float">
            <text:p>13.75</text:p>
          </table:table-cell>
          <table:table-cell table:formula="of:=[.G4]*[.D4]" office:value-type="float" office:value="275" calcext:value-type="float">
            <text:p>275</text:p>
          </table:table-cell>
          <table:table-cell table:formula="of:=5/4" office:value-type="float" office:value="1.25" calcext:value-type="float">
            <text:p>1.25</text:p>
          </table:table-cell>
          <table:table-cell table:formula="of:=[.I4]*[.D4]" office:value-type="float" office:value="25" calcext:value-type="float">
            <text:p>25</text:p>
          </table:table-cell>
          <table:table-cell table:style-name="ce19" table:formula="of:=[.E4]/([.G4]/60)" office:value-type="float" office:value="98.1818181818182" calcext:value-type="float">
            <text:p>98</text:p>
          </table:table-cell>
          <table:table-cell table:style-name="ce4" table:formula="of:=[.B4]/[.E4]" office:value-type="currency" office:currency="USD" office:value="0.0646812098765432" calcext:value-type="currency">
            <text:p>$0.06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11" office:value-type="string" calcext:value-type="string">
            <text:p>panel handle</text:p>
          </table:table-cell>
          <table:table-cell table:formula="of:=([.E5]/1000)*[.$B$15]+([.G5]/60)*([.$B$12]+[.$B$13]+[.$B$14])+([.I5]/60)*[.$B$11]" office:value-type="currency" office:currency="USD" office:value="1.92741069135802" calcext:value-type="currency">
            <text:p>$1.93</text:p>
          </table:table-cell>
          <table:table-cell table:style-name="ce4" table:formula="of:=[.B5]*[.D5]" office:value-type="currency" office:currency="USD" office:value="15.4192855308642" calcext:value-type="currency">
            <text:p>$15.42</text:p>
          </table:table-cell>
          <table:table-cell office:value-type="float" office:value="8" calcext:value-type="float">
            <text:p>8</text:p>
          </table:table-cell>
          <table:table-cell table:formula="of:=117/9" office:value-type="float" office:value="13" calcext:value-type="float">
            <text:p>13</text:p>
          </table:table-cell>
          <table:table-cell table:formula="of:=[.E5]*[.D5]" office:value-type="float" office:value="104" calcext:value-type="float">
            <text:p>104</text:p>
          </table:table-cell>
          <table:table-cell table:style-name="ce19" table:formula="of:=167/18" office:value-type="float" office:value="9.27777777777778" calcext:value-type="float">
            <text:p>9</text:p>
          </table:table-cell>
          <table:table-cell table:style-name="ce19" table:formula="of:=[.G5]*[.D5]" office:value-type="float" office:value="74.2222222222222" calcext:value-type="float">
            <text:p>74</text:p>
          </table:table-cell>
          <table:table-cell table:formula="of:=10/2" office:value-type="float" office:value="5" calcext:value-type="float">
            <text:p>5</text:p>
          </table:table-cell>
          <table:table-cell table:formula="of:=[.I5]*[.D5]" office:value-type="float" office:value="40" calcext:value-type="float">
            <text:p>40</text:p>
          </table:table-cell>
          <table:table-cell table:style-name="ce19" table:formula="of:=[.E5]/([.G5]/60)" office:value-type="float" office:value="84.0718562874251" calcext:value-type="float">
            <text:p>84</text:p>
          </table:table-cell>
          <table:table-cell table:style-name="ce4" table:formula="of:=[.B5]/[.E5]" office:value-type="currency" office:currency="USD" office:value="0.148262360873694" calcext:value-type="currency">
            <text:p>$0.15</text:p>
          </table:table-cell>
          <table:table-cell table:style-name="ce24"/>
          <table:table-cell table:style-name="ce24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 office:value-type="string" calcext:value-type="string" table:number-columns-spanned="3" table:number-rows-spanned="1">
            <text:p>Average $/g</text:p>
          </table:table-cell>
          <table:covered-table-cell table:number-columns-repeated="2" table:style-name="ce1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5])" office:value-type="currency" office:currency="USD" office:value="44.5258299753086" calcext:value-type="currency">
            <text:p>$44.53</text:p>
          </table:table-cell>
          <table:table-cell table:style-name="ce15" table:formula="of:=SUM([.D4:.D5])" office:value-type="float" office:value="28" calcext:value-type="float">
            <text:p>28</text:p>
          </table:table-cell>
          <table:table-cell table:style-name="ce15" table:formula="of:=SUM([.E4:.E5])" office:value-type="float" office:value="35.5" calcext:value-type="float">
            <text:p>36</text:p>
          </table:table-cell>
          <table:table-cell table:style-name="ce15" table:formula="of:=SUM([.F4:.F5])" office:value-type="float" office:value="554" calcext:value-type="float">
            <text:p>554</text:p>
          </table:table-cell>
          <table:table-cell table:style-name="ce15" table:formula="of:=SUM([.G4:.G5])" office:value-type="float" office:value="23.0277777777778" calcext:value-type="float">
            <text:p>23</text:p>
          </table:table-cell>
          <table:table-cell table:style-name="ce15" table:formula="of:=SUM([.H4:.H5])" office:value-type="float" office:value="349.222222222222" calcext:value-type="float">
            <text:p>349</text:p>
          </table:table-cell>
          <table:table-cell table:style-name="ce15" table:formula="of:=SUM([.I4:.I5])" office:value-type="float" office:value="6.25" calcext:value-type="float">
            <text:p>6</text:p>
          </table:table-cell>
          <table:table-cell table:style-name="ce15" table:formula="of:=SUM([.J4:.J5])" office:value-type="float" office:value="65" calcext:value-type="float">
            <text:p>65</text:p>
          </table:table-cell>
          <table:table-cell table:style-name="ce20"/>
          <table:table-cell table:style-name="ce22" office:value-type="string" calcext:value-type="string">
            <text:p>combined</text:p>
          </table:table-cell>
          <table:table-cell table:style-name="ce22" office:value-type="string" calcext:value-type="string">
            <text:p>0.5mm</text:p>
          </table:table-cell>
          <table:table-cell table:style-name="ce22" office:value-type="string" calcext:value-type="string">
            <text:p>0.8mm</text:p>
          </table:table-cell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5])" office:value-type="currency" office:currency="USD" office:value="1.69136895679012" calcext:value-type="currency">
            <text:p>$1.69</text:p>
          </table:table-cell>
          <table:table-cell table:style-name="ce4"/>
          <table:table-cell table:style-name="ce14" table:formula="of:=AVERAGE([.D4:.D5])" office:value-type="float" office:value="14" calcext:value-type="float">
            <text:p>14.0</text:p>
          </table:table-cell>
          <table:table-cell table:style-name="ce15" table:formula="of:=AVERAGE([.E4:.E5])" office:value-type="float" office:value="17.75" calcext:value-type="float">
            <text:p>18</text:p>
          </table:table-cell>
          <table:table-cell table:style-name="ce15" table:formula="of:=AVERAGE([.F4:.F5])" office:value-type="float" office:value="277" calcext:value-type="float">
            <text:p>277</text:p>
          </table:table-cell>
          <table:table-cell table:style-name="ce15" table:formula="of:=AVERAGE([.G4:.G5])" office:value-type="float" office:value="11.5138888888889" calcext:value-type="float">
            <text:p>12</text:p>
          </table:table-cell>
          <table:table-cell table:style-name="ce15" table:formula="of:=AVERAGE([.H4:.H5])" office:value-type="float" office:value="174.611111111111" calcext:value-type="float">
            <text:p>175</text:p>
          </table:table-cell>
          <table:table-cell table:style-name="ce15" table:formula="of:=AVERAGE([.I4:.I5])" office:value-type="float" office:value="3.125" calcext:value-type="float">
            <text:p>3</text:p>
          </table:table-cell>
          <table:table-cell table:style-name="ce15" table:formula="of:=AVERAGE([.J4:.J5])" office:value-type="float" office:value="32.5" calcext:value-type="float">
            <text:p>33</text:p>
          </table:table-cell>
          <table:table-cell table:style-name="ce15" table:formula="of:=AVERAGE([.K4:.K5])" office:value-type="float" office:value="91.1268372346217" calcext:value-type="float">
            <text:p>91</text:p>
          </table:table-cell>
          <table:table-cell table:style-name="ce4" table:formula="of:=AVERAGE([.L4:.L5])" office:value-type="currency" office:currency="USD" office:value="0.106471785375119" calcext:value-type="currency">
            <text:p>$0.11</text:p>
          </table:table-cell>
          <table:table-cell table:style-name="ce4" table:formula="of:=AVERAGE(#REF!;#REF!;[#REF!])" office:value-type="string" office:string-value="" calcext:value-type="error">
            <text:p>#REF!</text:p>
          </table:table-cell>
          <table:table-cell table:style-name="ce4" table:formula="of:=AVERAGE(#REF!;[.L5];[.L4])" office:value-type="string" office:string-value="" calcext:value-type="error">
            <text:p>#REF!</text:p>
          </table:table-cell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5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microcluster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7]/60)*[.B11]" office:value-type="currency" office:currency="USD" office:value="16.25" calcext:value-type="currency">
            <text:p>$16.25</text:p>
          </table:table-cell>
          <table:table-cell table:style-name="ce18" table:formula="of:=[.D11]/[.D$18]" office:value-type="percentage" office:value="0.364956700616502" calcext:value-type="percentage">
            <text:p>36.50%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table:style-name="ce19" table:formula="of:=AVERAGE([#REF!]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*3)" office:value-type="currency" office:currency="USD" office:value="0.633333333333333" calcext:value-type="currency">
            <text:p>$0.63</text:p>
          </table:table-cell>
          <table:table-cell table:style-name="ce4"/>
          <table:table-cell table:style-name="ce4" table:formula="of:=([.H7]/60)*[.B12]" office:value-type="currency" office:currency="USD" office:value="3.68623456790123" calcext:value-type="currency">
            <text:p>$3.69</text:p>
          </table:table-cell>
          <table:table-cell table:style-name="ce18" table:formula="of:=[.D12]/[.D$18]" office:value-type="percentage" office:value="0.0827886772676758" calcext:value-type="percentage">
            <text:p>8.28%</text:p>
          </table:table-cell>
          <table:table-cell table:style-name="ce4"/>
          <table:table-cell table:number-columns-repeated="3"/>
          <table:table-cell office:value-type="float" office:value="0.8" calcext:value-type="float">
            <text:p>0.8</text:p>
          </table:table-cell>
          <table:table-cell table:style-name="ce19" table:formula="of:=AVERAGE([.K4];[.K5];#REF!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7]/60)*[.B13]" office:value-type="currency" office:currency="USD" office:value="0.582037037037037" calcext:value-type="currency">
            <text:p>$0.58</text:p>
          </table:table-cell>
          <table:table-cell table:style-name="ce18" table:formula="of:=[.D13]/[.D$18]" office:value-type="percentage" office:value="0.0130718964106857" calcext:value-type="percentage">
            <text:p>1.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7]/60)*[.B14]" office:value-type="currency" office:currency="USD" office:value="0.21325837037037" calcext:value-type="currency">
            <text:p>$0.21</text:p>
          </table:table-cell>
          <table:table-cell table:style-name="ce18" table:formula="of:=[.D14]/[.D$18]" office:value-type="percentage" office:value="0.00478954284487523" calcext:value-type="percentage">
            <text:p>0.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ament cost (ABS)</text:p>
          </table:table-cell>
          <table:table-cell office:value-type="currency" office:currency="USD" office:value="42.95" calcext:value-type="currency">
            <text:p>$42.95</text:p>
          </table:table-cell>
          <table:table-cell/>
          <table:table-cell table:style-name="ce4" table:formula="of:=([.$F$7]/1000)*[.B15]" office:value-type="currency" office:currency="USD" office:value="23.7943" calcext:value-type="currency">
            <text:p>$23.79</text:p>
          </table:table-cell>
          <table:table-cell table:style-name="ce18" table:formula="of:=[.D15]/[.D18]" office:value-type="percentage" office:value="0.534393182860261" calcext:value-type="percentage">
            <text:p>53.44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microcluster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table:formula="of:=[.D15]+[.D11]+[.D12]+[.D13]+[.D14]" office:value-type="currency" office:currency="USD" office:value="44.5258299753087" calcext:value-type="currency">
            <text:p>$44.53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style-name="Default"/>
          <table:table-cell table:number-columns-repeated="1018"/>
        </table:table-row>
      </table:table>
      <table:table table:name="funding_calculator" table:style-name="ta1">
        <table:table-column table:style-name="co15" table:default-cell-style-name="ce27"/>
        <table:table-column table:style-name="co16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funding goal calculator</text:p>
          </table:table-cell>
          <table:covered-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BOM.E36]" office:value-type="float" office:value="179.369829975309" calcext:value-type="float">
            <text:p>$179.37</text:p>
          </table:table-cell>
          <table:table-cell table:number-columns-repeated="5"/>
        </table:table-row>
        <table:table-row table:style-name="ro6">
          <table:table-cell table:style-name="ce28"/>
          <table:table-cell table:style-name="ce32"/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formula="of:=([.B5]+[.B6])*[.B4]" office:value-type="float" office:value="1793.69829975309" calcext:value-type="float">
            <text:p>$1,793.7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office:value-type="float" office:value="20" calcext:value-type="float">
            <text:p>$2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813.69829975309" calcext:value-type="float">
            <text:p>$1,813.7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181.369829975309" calcext:value-type="float">
            <text:p>$181.3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2313.69829975309" calcext:value-type="float">
            <text:p>$2,313.7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70.0972506928395" calcext:value-type="float">
            <text:p>$70.1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61.958880982716" calcext:value-type="float">
            <text:p>$161.96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2545.75443142864" calcext:value-type="float">
            <text:p>$2,545.7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254.575443142864" calcext:value-type="float">
            <text:p>$254.58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73.2056131675556" calcext:value-type="float">
            <text:p>$73.21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300" calcext:value-type="float">
            <text:p>$30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5" table:formula="of:=CEILING([.B9]/([.B19]-[.B18]))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400" calcext:value-type="float">
            <text:p>$2,4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2760" calcext:value-type="float">
            <text:p>$2,760.00</text:p>
          </table:table-cell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 table:number-rows-repeated="6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funding_calculator.B21:funding_calculator.B21">
            <calcext:condition calcext:apply-style-name="ConditionalStyle_1" calcext:value="formula-is(LEN(TRIM([.B21]))&gt;0)" calcext:base-cell-address="funding_calculator.B21"/>
          </calcext:conditional-format>
        </calcext:conditional-formats>
      </table:table>
      <table:table table:name="Sheet4" table:style-name="ta1">
        <table:table-column table:style-name="co15" table:default-cell-style-name="ce27"/>
        <table:table-column table:style-name="co17" table:default-cell-style-name="ce33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0"/>
          <table:table-cell table:number-columns-repeated="5"/>
        </table:table-row>
        <table:table-row table:style-name="ro1">
          <table:table-cell table:style-name="Default"/>
          <table:table-cell table:style-name="ce30"/>
          <table:table-cell table:number-columns-repeated="5"/>
        </table:table-row>
        <table:table-row table:style-name="ro4">
          <table:table-cell table:style-name="ce26" office:value-type="string" calcext:value-type="string" table:number-columns-spanned="2" table:number-rows-spanned="1">
            <text:p>microcluster m3 funding goal calculator</text:p>
          </table:table-cell>
          <table:covered-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5" calcext:value-type="float">
            <text:p>5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[BOM.E36]+3*1250*0.85" office:value-type="float" office:value="3366.86982997531" calcext:value-type="float">
            <text:p>$3,366.87</text:p>
          </table:table-cell>
          <table:table-cell table:number-columns-repeated="5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15" calcext:value-type="float">
            <text:p>$1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16909.3491498765" calcext:value-type="currency">
            <text:p>$16,909.3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5" calcext:value-type="float">
            <text:p>$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6914.3491498765" calcext:value-type="float">
            <text:p>$16,914.3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3382.86982997531" calcext:value-type="float">
            <text:p>$3,382.8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45" calcext:value-type="float">
            <text:p>$45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7264.3491498765" calcext:value-type="float">
            <text:p>$17,264.35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502.16612534642" calcext:value-type="float">
            <text:p>$502.17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208.50444049136" calcext:value-type="float">
            <text:p>$1,208.5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18975.0197157143" calcext:value-type="float">
            <text:p>$18,975.02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Total COGS/microcluster</text:p>
          </table:table-cell>
          <table:table-cell table:formula="of:=[.B16]/[.B4]" office:value-type="float" office:value="3795.00394314286" calcext:value-type="float">
            <text:p>$3,795.00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412.134113167555" calcext:value-type="float">
            <text:p>$412.13</text:p>
          </table:table-cell>
          <table:table-cell/>
          <table:table-cell table:style-name="ce4"/>
          <table:table-cell table:number-columns-repeated="3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4100" calcext:value-type="float">
            <text:p>$4,100.00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7" table:formula="of:=CEILING([.B9]/([.B19]-[.B18]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29"/>
          <table:table-cell table:style-name="ce30"/>
          <table:table-cell table:number-columns-repeated="5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20500" calcext:value-type="float">
            <text:p>$20,500.00</text:p>
          </table:table-cell>
          <table:table-cell table:number-columns-repeated="5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23575" calcext:value-type="float">
            <text:p>$23,575.00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Sheet4.B21:Sheet4.B21">
            <calcext:condition calcext:apply-style-name="ConditionalStyle_1" calcext:value="formula-is(LEN(TRIM([.B21]))&gt;0)" calcext:base-cell-address="Sheet4.B21"/>
          </calcext:conditional-format>
        </calcext:conditional-formats>
      </table:table>
      <table:table table:name="Sheet5" table:style-name="ta1">
        <table:table-column table:style-name="co18" table:default-cell-style-name="ce27"/>
        <table:table-column table:style-name="co2" table:default-cell-style-name="ce3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style-name="ce30"/>
          <table:table-cell table:number-columns-repeated="3"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40+6+15+30+15" office:value-type="float" office:value="106" calcext:value-type="float">
            <text:p>$106.00</text:p>
          </table:table-cell>
          <table:table-cell table:number-columns-repeated="3"/>
        </table:table-row>
        <table:table-row table:style-name="ro6">
          <table:table-cell table:style-name="ce28"/>
          <table:table-cell table:style-name="ce32"/>
          <table:table-cell table:number-columns-repeated="3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1060" calcext:value-type="currency">
            <text:p>$1,06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1070" calcext:value-type="float">
            <text:p>$1,07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107" calcext:value-type="float">
            <text:p>$107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570" calcext:value-type="float">
            <text:p>$1,57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48.53" calcext:value-type="float">
            <text:p>$48.5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109.9" calcext:value-type="float">
            <text:p>$109.9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1728.43" calcext:value-type="float">
            <text:p>$1,728.4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/octopanel</text:p>
          </table:table-cell>
          <table:table-cell table:formula="of:=[.B16]/[.B4]" office:value-type="float" office:value="172.843" calcext:value-type="float">
            <text:p>$172.84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65.843" calcext:value-type="float">
            <text:p>$65.84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250" calcext:value-type="float">
            <text:p>$250.00</text:p>
          </table:table-cell>
          <table:table-cell/>
          <table:table-cell table:style-name="ce4"/>
          <table:table-cell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8" table:formula="of:=CEILING([.B9]/([.B19]-[.B18]))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1500" calcext:value-type="float">
            <text:p>$1,50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725" calcext:value-type="float">
            <text:p>$1,725.0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</table:table-row>
        <calcext:conditional-formats>
          <calcext:conditional-format calcext:target-range-address="Sheet5.B21:Sheet5.B21">
            <calcext:condition calcext:apply-style-name="ConditionalStyle_1" calcext:value="formula-is(LEN(TRIM([.B21]))&gt;0)" calcext:base-cell-address="Sheet5.B21"/>
          </calcext:conditional-format>
        </calcext:conditional-formats>
      </table:table>
      <table:table table:name="Sheet6" table:style-name="ta1">
        <table:table-column table:style-name="co19" table:default-cell-style-name="ce27"/>
        <table:table-column table:style-name="co2" table:default-cell-style-name="ce33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Default"/>
          <table:table-cell table:style-name="ce30"/>
          <table:table-cell table:number-columns-repeated="3"/>
        </table:table-row>
        <table:table-row table:style-name="ro4">
          <table:table-cell table:style-name="ce26" office:value-type="string" calcext:value-type="string" table:number-columns-spanned="2" table:number-rows-spanned="1">
            <text:p>OctoPanel funding goal calculator</text:p>
          </table:table-cell>
          <table:covered-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Batch Qty</text:p>
          </table:table-cell>
          <table:table-cell table:style-name="ce31" office:value-type="float" office:value="10" calcext:value-type="float">
            <text:p>1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BOM</text:p>
          </table:table-cell>
          <table:table-cell table:style-name="ce32" table:formula="of:=30+6+10" office:value-type="float" office:value="46" calcext:value-type="float">
            <text:p>$46.00</text:p>
          </table:table-cell>
          <table:table-cell table:number-columns-repeated="3"/>
        </table:table-row>
        <table:table-row table:style-name="ro6">
          <table:table-cell table:style-name="ce28" office:value-type="string" calcext:value-type="string">
            <text:p>Labor</text:p>
          </table:table-cell>
          <table:table-cell table:style-name="ce32" office:value-type="float" office:value="5" calcext:value-type="float">
            <text:p>$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Cost (inc labor)</text:p>
          </table:table-cell>
          <table:table-cell table:style-name="ce36" table:formula="of:=([.B5]+[.B6])*[.B4]" office:value-type="currency" office:currency="USD" office:value="510" calcext:value-type="currency">
            <text:p>$5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hipping (from mfr)</text:p>
          </table:table-cell>
          <table:table-cell table:formula="of:=10*[.B4]*0.1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tch Subtotal</text:p>
          </table:table-cell>
          <table:table-cell table:formula="of:=SUM([.B7:.B8])" office:value-type="float" office:value="520" calcext:value-type="float">
            <text:p>$52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reight on board cost</text:p>
          </table:table-cell>
          <table:table-cell table:formula="of:=[.B9]/[.B4]" office:value-type="float" office:value="52" calcext:value-type="float">
            <text:p>$52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lfilment fee (pkg + storage)</text:p>
          </table:table-cell>
          <table:table-cell table:style-name="ce34" office:value-type="float" office:value="10" calcext:value-type="float">
            <text:p>$1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Est. freight to customer</text:p>
          </table:table-cell>
          <table:table-cell table:style-name="ce34" office:value-type="float" office:value="25" calcext:value-type="float">
            <text:p>$25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870" calcext:value-type="float">
            <text:p>$87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8.23" calcext:value-type="float">
            <text:p>$28.2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rowdSupply fee (7%)</text:p>
          </table:table-cell>
          <table:table-cell table:formula="of:=0.07*[.B13]" office:value-type="float" office:value="60.9" calcext:value-type="float">
            <text:p>$60.9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 </text:p>
          </table:table-cell>
          <table:table-cell table:formula="of:=SUM([.B14:.B15];[.B13])" office:value-type="float" office:value="959.13" calcext:value-type="float">
            <text:p>$959.13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Total COGS/octopanel</text:p>
          </table:table-cell>
          <table:table-cell table:formula="of:=[.B16]/[.B4]" office:value-type="float" office:value="95.913" calcext:value-type="float">
            <text:p>$95.91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Non MOQ COGS</text:p>
          </table:table-cell>
          <table:table-cell table:formula="of:=[.B17]-[.B10]" office:value-type="float" office:value="43.913" calcext:value-type="float">
            <text:p>$43.91</text:p>
          </table:table-cell>
          <table:table-cell/>
          <table:table-cell table:style-name="ce4"/>
          <table:table-cell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4" office:value-type="float" office:value="150" calcext:value-type="float">
            <text:p>$150.00</text:p>
          </table:table-cell>
          <table:table-cell/>
          <table:table-cell table:style-name="ce4"/>
          <table:table-cell/>
        </table:table-row>
        <table:table-row table:style-name="ro1">
          <table:table-cell table:style-name="ce29"/>
          <table:table-cell table:style-name="ce30"/>
          <table:table-cell/>
          <table:table-cell table:style-name="ce4"/>
          <table:table-cell/>
        </table:table-row>
        <table:table-row table:style-name="ro7">
          <table:table-cell office:value-type="string" calcext:value-type="string">
            <text:p>Min # units</text:p>
          </table:table-cell>
          <table:table-cell table:style-name="ce39" table:formula="of:=CEILING([.B9]/([.B19]-[.B18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9"/>
          <table:table-cell table:style-name="ce30"/>
          <table:table-cell table:number-columns-repeated="3"/>
        </table:table-row>
        <table:table-row table:style-name="ro6">
          <table:table-cell office:value-type="string" calcext:value-type="string">
            <text:p>Funding goal without cushion</text:p>
          </table:table-cell>
          <table:table-cell table:formula="of:=[.B21]*[.B19]" office:value-type="float" office:value="750" calcext:value-type="float">
            <text:p>$750.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Funding goal with cushion</text:p>
          </table:table-cell>
          <table:table-cell table:formula="of:=[.B23]+[.B23]*0.15" office:value-type="float" office:value="862.5" calcext:value-type="float">
            <text:p>$862.50</text:p>
          </table:table-cell>
          <table:table-cell table:number-columns-repeated="3"/>
        </table:table-row>
        <table:table-row table:style-name="ro1" table:number-rows-repeated="3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</table:table-row>
        <calcext:conditional-formats>
          <calcext:conditional-format calcext:target-range-address="Sheet6.B21:Sheet6.B21">
            <calcext:condition calcext:apply-style-name="ConditionalStyle_1" calcext:value="formula-is(LEN(TRIM([.B21]))&gt;0)" calcext:base-cell-address="Sheet6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 style:data-style-name="N2" text:time-value="15:13:38.093473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3-28T18:41:07.703330754</dc:date>
    <meta:editing-duration>P26DT19H11M39S</meta:editing-duration>
    <meta:editing-cycles>25</meta:editing-cycles>
    <meta:generator>LibreOffice/5.2.7.2$Linux_X86_64 LibreOffice_project/20m0$Build-2</meta:generator>
    <meta:document-statistic meta:table-count="6" meta:cell-count="297" meta:object-count="0"/>
  </office:meta>
</office:document-meta>
</file>